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496" officeooo:paragraph-rsid="00100496"/>
    </style:style>
    <style:style style:name="P2" style:family="paragraph" style:parent-style-name="Standard">
      <style:text-properties officeooo:rsid="00100496" officeooo:paragraph-rsid="00114a13"/>
    </style:style>
    <style:style style:name="P3" style:family="paragraph" style:parent-style-name="Standard">
      <style:text-properties officeooo:rsid="00100496" officeooo:paragraph-rsid="0013aeb9"/>
    </style:style>
    <style:style style:name="P4" style:family="paragraph" style:parent-style-name="Standard">
      <style:text-properties officeooo:rsid="00100496" officeooo:paragraph-rsid="001450b1"/>
    </style:style>
    <style:style style:name="P5" style:family="paragraph" style:parent-style-name="Standard">
      <style:text-properties officeooo:rsid="00100496" officeooo:paragraph-rsid="001731c4"/>
    </style:style>
    <style:style style:name="P6" style:family="paragraph" style:parent-style-name="Standard">
      <style:text-properties officeooo:rsid="00114a13" officeooo:paragraph-rsid="00114a13"/>
    </style:style>
    <style:style style:name="P7" style:family="paragraph" style:parent-style-name="Standard">
      <style:text-properties officeooo:rsid="0013aeb9" officeooo:paragraph-rsid="0013aeb9"/>
    </style:style>
    <style:style style:name="P8" style:family="paragraph" style:parent-style-name="Heading_20_3">
      <style:text-properties fo:font-variant="normal" fo:text-transform="none" fo:color="#333333" style:font-name="Helvetica Neue" fo:letter-spacing="normal" fo:font-style="normal" fo:font-weight="bold" officeooo:paragraph-rsid="00100496"/>
    </style:style>
    <style:style style:name="P9" style:family="paragraph" style:parent-style-name="Heading_20_3">
      <style:text-properties fo:font-variant="normal" fo:text-transform="none" fo:color="#333333" style:font-name="Helvetica Neue" fo:letter-spacing="normal" fo:font-style="normal" fo:font-weight="bold" officeooo:paragraph-rsid="00100496" style:font-weight-asian="bold" style:font-weight-complex="bold"/>
    </style:style>
    <style:style style:name="T1" style:family="text">
      <style:text-properties officeooo:rsid="00100496"/>
    </style:style>
    <style:style style:name="T2" style:family="text">
      <style:text-properties fo:font-size="12pt"/>
    </style:style>
    <style:style style:name="T3" style:family="text">
      <style:text-properties fo:font-size="12pt" officeooo:rsid="00100496"/>
    </style:style>
    <style:style style:name="T4" style:family="text">
      <style:text-properties officeooo:rsid="00114a13"/>
    </style:style>
    <style:style style:name="T5" style:family="text">
      <style:text-properties officeooo:rsid="0013aeb9"/>
    </style:style>
    <style:style style:name="T6" style:family="text">
      <style:text-properties officeooo:rsid="001450b1"/>
    </style:style>
    <style:style style:name="T7" style:family="text">
      <style:text-properties officeooo:rsid="001731c4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IA DELGADO VACAGUZMAN</text:p>
      <text:p text:style-name="P1"/>
      <text:h text:style-name="P8" text:outline-level="3"><text:span text:style-name="T1">MANTENIMIENTO</text:span></text:h>
      <text:h text:style-name="P9" text:outline-level="3"><text:span text:style-name="T3">3. </text:span><text:span text:style-name="T2">Realizar backups con la opción -a y -v, explicar la diferencia.</text:span></text:h>
      <text:p text:style-name="P1"/>
      <text:p text:style-name="P6">Para realizar las copias de respaldo <text:s/>de las bases de datos (backups database)</text:p>
      <text:p text:style-name="P3"/>
      <text:p text:style-name="P3">El formato del comando pg_dump es:</text:p>
      <text:p text:style-name="P3">pg_dump [opciones] [nombre_base]</text:p>
      <text:p text:style-name="P3"></text:p>
      <text:p text:style-name="P7">Donde opciones son:</text:p>
      <text:p text:style-name="P7"/>
      <text:p text:style-name="P2">Backups con -a <text:span text:style-name="T5">(</text:span>data-only<text:span text:style-name="T5">)</text:span></text:p>
      <text:p text:style-name="P5">La opción "a" <text:span text:style-name="T7">g</text:span>enera un backup <text:span text:style-name="T7">o respaldo </text:span>de solamente los datos o la información de <text:span text:style-name="T7">cada tabla</text:span> de la base de datos, <text:span text:style-name="T6">es decir solo de los registros </text:span>y no así del esquema <text:span text:style-name="T6">d</text:span>e la estructura de la base de datos. <text:s/>Esta opción correponde a las opciones controlar la salida del contenido.</text:p>
      <text:p text:style-name="P2">Esta opción sólo tiene sentido para el formato de texto plano. Para los formatos de archivo, puede especificar la opción cuando se llama a pg_restore.</text:p>
      <text:p text:style-name="P2"/>
      <text:p text:style-name="P2"/>
      <text:p text:style-name="P2">Backups con -v <text:s/><text:span text:style-name="T5">(</text:span>verbose<text:span text:style-name="T5">)</text:span></text:p>
      <text:p text:style-name="P5">La opción "v" <text:span text:style-name="T7">g</text:span>enera un backup <text:span text:style-name="T7">o respaldo detallado </text:span>de toda la estructura (schema) de la base de datos, incluyendo los datos e información de las tablas de la base de datos, creacion de tablas,vistas,usuarios,registros, <text:span text:style-name="T7">el esquema y otros.</text:span></text:p>
      <text:p text:style-name="P5">Especifica el modo detallado. <text:span text:style-name="T6">E</text:span>jecutará el comando en modo verbose (así podremos ir viendo la salida de cada paso del proceso). <text:span text:style-name="T6">S</text:span>e puede ver detalladamente a través de comentarios todo el proceso de backup <text:span text:style-name="T7">con informacion de tiempos</text:span>, así mismo los mensajes de progreso y errores ocurridos en el proceso.</text:p>
      <text:p text:style-name="P4"><text:span text:style-name="T6">H</text:span>ará que pg_dump de salida detallada de objetos comentarios e iniciar / detener veces para el archivo de volcado, y el progreso de los mensajes de error estándar.</text:p>
      <text:p text:style-name="P4"/>
      <text:p text:style-name="P4"/>
      <text:p text:style-name="P1"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3:03:50.407847335</meta:creation-date>
    <dc:date>2016-05-01T14:04:54.266566627</dc:date>
    <meta:editing-duration>PT58M4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246" meta:character-count="1464" meta:non-whitespace-character-count="1218"/>
  </office:meta>
</office:document-meta>
</file>